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2.33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78cm" fo:min-width="1.758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114cm" fo:min-width="2.52cm" fo:padding-top="0.142cm" fo:padding-bottom="0.142cm" fo:padding-left="0.267cm" fo:padding-right="0.267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0.025cm" fo:min-width="3.267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542cm" fo:min-width="3.022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158cm" fo:min-width="3.267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936cm" fo:min-width="4.797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2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549cm" fo:min-width="5.998cm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036cm" fo:min-width="4.227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64cm" fo:min-width="0.991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78cm" fo:min-width="0.477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868cm" svg:height="4.826cm" svg:x="0.688cm" svg:y="5.244cm">
          <text:p text:style-name="P1"><text:span text:style-name="T1">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image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92cm" svg:height="4.064cm" svg:x="11.956cm" svg:y="5.842cm">
          <text:p text:style-name="P1"><text:span text:style-name="T1">id</text:span></text:p>
          <text:p text:style-name="P1"><text:span text:style-name="T1">name <text:s/></text:span></text:p>
          <text:p text:style-name="P1"><text:span text:style-name="T1">is_active</text:span></text:p>
          <text:p text:style-name="P1"><text:span text:style-name="T1">section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0.688cm" svg:y="4.228cm">
          <draw:text-box>
            <text:p><text:span text:style-name="T2">departments</text:span></text:p>
          </draw:text-box>
        </draw:frame>
        <draw:custom-shape draw:style-name="gr1" draw:text-style-name="P2" draw:layer="layout" svg:width="2.868cm" svg:height="4.826cm" svg:x="5.83cm" svg:y="5.498cm">
          <text:p text:style-name="P1"><text:span text:style-name="T1">id</text:span></text:p>
          <text:p text:style-name="P1"><text:span text:style-name="T1">name</text:span></text:p>
          <text:p text:style-name="P1"><text:span text:style-name="T1">department_id</text:span></text:p>
          <text:p text:style-name="P1"><text:span text:style-name="T1">is_active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338cm" svg:y="4.692cm">
          <draw:text-box>
            <text:p><text:span text:style-name="T2">sections</text:span></text:p>
          </draw:text-box>
        </draw:frame>
        <draw:line draw:style-name="gr4" draw:text-style-name="P4" draw:layer="layout" svg:x1="3.544cm" svg:y1="7.276cm" svg:x2="5.83cm" svg:y2="7.276cm">
          <text:p/>
        </draw:line>
        <draw:frame draw:style-name="gr5" draw:text-style-name="P5" draw:layer="layout" svg:width="1.016cm" svg:height="0.962cm" svg:x="3.544cm" svg:y="6.514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8.84cm" svg:y="6.314cm">
          <draw:text-box>
            <text:p><text:span text:style-name="T3">1</text:span></text:p>
          </draw:text-box>
        </draw:frame>
        <draw:frame draw:style-name="gr3" draw:text-style-name="P3" draw:layer="layout" svg:width="3.556cm" svg:height="0.806cm" svg:x="12.464cm" svg:y="4.782cm">
          <draw:text-box>
            <text:p><text:span text:style-name="T2">category</text:span></text:p>
          </draw:text-box>
        </draw:frame>
        <draw:custom-shape draw:style-name="gr6" draw:text-style-name="P2" draw:layer="layout" svg:width="3.054cm" svg:height="9.398cm" svg:x="16.752cm" svg:y="4.572cm">
          <text:p text:style-name="P1"><text:span text:style-name="T1">id</text:span></text:p>
          <text:p text:style-name="P1"><text:span text:style-name="T1">name</text:span></text:p>
          <text:p><text:span text:style-name="T1"><text:s text:c="3"/></text:span><text:span text:style-name="T1">description</text:span></text:p>
          <text:p><text:span text:style-name="T1"><text:s text:c="7"/></text:span><text:span text:style-name="T1">code</text:span></text:p>
          <text:p text:style-name="P1"><text:span text:style-name="T1">Image1</text:span></text:p>
          <text:p text:style-name="P1"><text:span text:style-name="T1">Image2</text:span></text:p>
          <text:p text:style-name="P1"><text:span text:style-name="T1">image3</text:span></text:p>
          <text:p text:style-name="P1"><text:span text:style-name="T1">brand</text:span></text:p>
          <text:p text:style-name="P1"><text:span text:style-name="T1">model</text:span></text:p>
          <text:p text:style-name="P1"><text:span text:style-name="T1">size</text:span></text:p>
          <text:p text:style-name="P1"><text:span text:style-name="T1">use</text:span></text:p>
          <text:p text:style-name="P1"><text:span text:style-name="T1">is_active</text:span></text:p>
          <text:p text:style-name="P1"><text:span text:style-name="T1">price</text:span></text:p>
          <text:p text:style-name="P1"><text:span text:style-name="T1">stock</text:span></text:p>
          <text:p text:style-name="P1"><text:span text:style-name="T1">bargain</text:span></text:p>
          <text:p text:style-name="P1"><text:span text:style-name="T1">new_collection</text:span></text:p>
          <text:p text:style-name="P1"><text:span text:style-name="T1">category_id</text:span></text:p>
          <text:p text:style-name="P1"><text:span text:style-name="T1">timestamp</text:span></text:p>
          <text:p text:style-name="P1"><text:span text:style-name="T1">softDele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3.556cm" svg:height="0.806cm" svg:x="17.26cm" svg:y="3.766cm">
          <draw:text-box>
            <text:p><text:span text:style-name="T2">articles</text:span></text:p>
          </draw:text-box>
        </draw:frame>
        <draw:line draw:style-name="gr4" draw:text-style-name="P4" draw:layer="layout" svg:x1="8.654cm" svg:y1="7.366cm" svg:x2="12.024cm" svg:y2="7.366cm">
          <text:p/>
        </draw:line>
        <draw:line draw:style-name="gr4" draw:text-style-name="P4" draw:layer="layout" svg:x1="14.212cm" svg:y1="7.366cm" svg:x2="16.752cm" svg:y2="7.366cm">
          <text:p/>
        </draw:line>
        <draw:frame draw:style-name="gr5" draw:text-style-name="P5" draw:layer="layout" svg:width="1.016cm" svg:height="0.962cm" svg:x="14.212cm" svg:y="6.35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4.882cm" svg:y="6.314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0.94cm" svg:y="6.3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5.736cm" svg:y="6.35cm">
          <draw:text-box>
            <text:p><text:span text:style-name="T3">N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8" draw:text-style-name="P2" draw:layer="layout" svg:width="3.801cm" svg:height="10.309cm" draw:transform="skewX (0.00436332312998582) translate (13.217cm 2.899cm)">
          <text:p text:style-name="P1"><text:span text:style-name="T1">id</text:span></text:p>
          <text:p text:style-name="P1"><text:span text:style-name="T1">name</text:span></text:p>
          <text:p text:style-name="P1"><text:span text:style-name="T1">lastname</text:span></text:p>
          <text:p text:style-name="P1"><text:span text:style-name="T1">password</text:span></text:p>
          <text:p text:style-name="P1"><text:span text:style-name="T1">role_id</text:span></text:p>
          <text:p text:style-name="P1"><text:span text:style-name="T1">id_type</text:span></text:p>
          <text:p text:style-name="P1"><text:span text:style-name="T1">id_number</text:span></text:p>
          <text:p text:style-name="P1"><text:span text:style-name="T1">email</text:span></text:p>
          <text:p text:style-name="P1"><text:span text:style-name="T1">email_verified_at</text:span></text:p>
          <text:p text:style-name="P1"><text:span text:style-name="T1">mobil_phone_code</text:span></text:p>
          <text:p text:style-name="P1"><text:span text:style-name="T1">mobil_phone</text:span></text:p>
          <text:p text:style-name="P1"><text:span text:style-name="T1">area_code</text:span></text:p>
          <text:p text:style-name="P1"><text:span text:style-name="T1">phone_number</text:span></text:p>
          <text:p text:style-name="P1"><text:span text:style-name="T1">address1</text:span></text:p>
          <text:p text:style-name="P1"><text:span text:style-name="T1">address2</text:span></text:p>
          <text:p text:style-name="P1"><text:span text:style-name="T1">city</text:span></text:p>
          <text:p text:style-name="P1"><text:span text:style-name="T1">state</text:span></text:p>
          <text:p text:style-name="P1"><text:span text:style-name="T1">zip_code</text:span></text:p>
          <text:p text:style-name="P1"><text:span text:style-name="T1">Timestamp</text:span></text:p>
          <text:p text:style-name="P1"><text:span text:style-name="T1">remenberToken</text:span></text:p>
          <text:p text:style-name="P1"><text:span text:style-name="T1">softDelet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14.233cm" svg:y="2.032cm">
          <draw:text-box>
            <text:p><text:span text:style-name="T2">user</text:span></text:p>
          </draw:text-box>
        </draw:frame>
        <draw:custom-shape draw:style-name="gr9" draw:text-style-name="P2" draw:layer="layout" svg:width="3.556cm" svg:height="4.826cm" svg:x="5.334cm" svg:y="5.253cm"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>role_name</text:span></text:p>
          <text:p text:style-name="P1"><text:span text:style-name="T1">timestamp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5.334cm" svg:y="4.447cm">
          <draw:text-box>
            <text:p><text:span text:style-name="T2">role</text:span></text:p>
          </draw:text-box>
        </draw:frame>
        <draw:line draw:style-name="gr4" draw:text-style-name="P4" draw:layer="layout" svg:x1="8.89cm" svg:y1="7.112cm" svg:x2="13.217cm" svg:y2="7.112cm">
          <text:p/>
        </draw:line>
        <draw:frame draw:style-name="gr5" draw:text-style-name="P5" draw:layer="layout" svg:width="1.016cm" svg:height="0.962cm" svg:x="12.201cm" svg:y="6.15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9.153cm" svg:y="6.15cm">
          <draw:text-box>
            <text:p><text:span text:style-name="T3">1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2" draw:layer="layout" svg:width="3.801cm" svg:height="3.442cm" draw:transform="skewX (0.00436332312998582) translate (6.352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Title</text:span></text:p>
          <text:p text:style-name="P1"><text:span text:style-name="T1">Description</text:span></text:p>
          <text:p text:style-name="P1"><text:span text:style-name="T1">Httpurl</text:span></text:p>
          <text:p text:style-name="P1"><text:span text:style-name="T1">imag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6.571cm" svg:y="2.54cm">
          <draw:text-box>
            <text:p><text:span text:style-name="T2">advertisings</text:span></text:p>
          </draw:text-box>
        </draw:frame>
        <draw:custom-shape draw:style-name="gr11" draw:text-style-name="P2" draw:layer="layout" svg:width="5.331cm" svg:height="5.22cm" draw:transform="skewX (0.00436332312998582) translate (6.343cm 3.565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header</text:span></text:p>
          <text:p text:style-name="P1"><text:span text:style-name="T1">image_header</text:span></text:p>
          <text:p text:style-name="P1"><text:span text:style-name="T1">bargain_header</text:span></text:p>
          <text:p text:style-name="P1"><text:span text:style-name="T1">new_collection_header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6.35cm" svg:height="1.361cm" svg:x="16.002cm" svg:y="2.286cm">
          <draw:text-box>
            <text:p><text:span text:style-name="T2">aside_advertisings</text:span></text:p>
          </draw:text-box>
        </draw:frame>
        <draw:custom-shape draw:style-name="gr11" draw:text-style-name="P2" draw:layer="layout" svg:width="5.331cm" svg:height="5.22cm" draw:transform="skewX (0.00436332312998582) translate (15.243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>advertising_image</text:span></text:p>
          <text:p text:style-name="P1"><text:span text:style-name="T1">advertising_text</text:span></text:p>
          <text:p text:style-name="P1"><text:span text:style-name="T1">advertising_url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3" draw:layer="layout" svg:width="1.885cm" svg:height="0.806cm" svg:x="10.053cm" svg:y="2.666cm">
          <draw:text-box>
            <text:p><text:span text:style-name="T2">user</text:span></text:p>
          </draw:text-box>
        </draw:frame>
        <draw:custom-shape draw:style-name="gr13" draw:text-style-name="P2" draw:layer="layout" svg:width="2.536cm" svg:height="1.27cm" draw:transform="skewX (0.00471238898038469) translate (9.658cm 3.5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536cm" svg:height="1.27cm" draw:transform="skewX (0.00471238898038469) translate (2.546cm 9.156cm)">
          <text:p text:style-name="P1"><text:span text:style-name="T1"/></text:p>
          <text:p text:style-name="P1"><text:span text:style-name="T1"/></text:p>
          <text:p text:style-name="P1"><text:span text:style-name="T1">I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556cm" svg:height="0.806cm" svg:x="3.048cm" svg:y="8.084cm">
          <draw:text-box>
            <text:p><text:span text:style-name="T2">article</text:span></text:p>
          </draw:text-box>
        </draw:frame>
        <draw:frame draw:style-name="gr14" draw:text-style-name="P5" draw:layer="layout" svg:width="1.016cm" svg:height="1.016cm" svg:x="17.018cm" svg:y="3.302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2.565cm" svg:y="3.425cm">
          <draw:text-box>
            <text:p><text:span text:style-name="T3">1</text:span></text:p>
          </draw:text-box>
        </draw:frame>
        <draw:line draw:style-name="gr4" draw:text-style-name="P4" draw:layer="layout" svg:x1="5.353cm" svg:y1="10.087cm" svg:x2="9.896cm" svg:y2="10.16cm">
          <text:p/>
        </draw:line>
        <draw:frame draw:style-name="gr5" draw:text-style-name="P5" draw:layer="layout" svg:width="1.016cm" svg:height="0.962cm" svg:x="8.32cm" svg:y="8.89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5.353cm" svg:y="8.825cm">
          <draw:text-box>
            <text:p><text:span text:style-name="T3">1</text:span></text:p>
          </draw:text-box>
        </draw:frame>
        <draw:frame draw:style-name="gr12" draw:text-style-name="P3" draw:layer="layout" svg:width="5.279cm" svg:height="1.361cm" svg:x="19.359cm" svg:y="1.778cm">
          <draw:text-box>
            <text:p><text:span text:style-name="T2">purchase </text:span></text:p>
          </draw:text-box>
        </draw:frame>
        <draw:custom-shape draw:style-name="gr15" draw:text-style-name="P2" draw:layer="layout" svg:width="6.532cm" svg:height="9.833cm" draw:transform="skewX (0.00436332312998582) translate (18.589cm 2.613cm)">
          <text:p text:style-name="P1"><text:span text:style-name="T1"/></text:p>
          <text:p text:style-name="P1"><text:span text:style-name="T1">Id</text:span></text:p>
          <text:p text:style-name="P1"><text:span text:style-name="T1">user_id</text:span></text:p>
          <text:p text:style-name="P1"><text:span text:style-name="T1">orden_number</text:span></text:p>
          <text:p text:style-name="P1"><text:span text:style-name="T1">invoice_number</text:span></text:p>
          <text:p text:style-name="P1"><text:span text:style-name="T1">payment_type</text:span></text:p>
          <text:p text:style-name="P1"><text:span text:style-name="T1">amount_paid</text:span></text:p>
          <text:p text:style-name="P1"><text:span text:style-name="T1">issuing_bank</text:span></text:p>
          <text:p text:style-name="P1"><text:span text:style-name="T1">receiving_bank</text:span></text:p>
          <text:p text:style-name="P1"><text:span text:style-name="T1">payment_day</text:span></text:p>
          <text:p text:style-name="P1"><text:span text:style-name="T1">operation_number</text:span></text:p>
          <text:p text:style-name="P1"><text:span text:style-name="T1">verified_payment</text:span></text:p>
          <text:p text:style-name="P1"><text:span text:style-name="T1">requires_shipping</text:span></text:p>
          <text:p text:style-name="P1"><text:span text:style-name="T1">courier_name</text:span></text:p>
          <text:p text:style-name="P1"><text:span text:style-name="T1">courier_office</text:span></text:p>
          <text:p text:style-name="P7"><text:span text:style-name="T1">shipping_address</text:span></text:p>
          <text:p text:style-name="P7"><text:span text:style-name="T1">shipping_city</text:span></text:p>
          <text:p text:style-name="P1"><text:span text:style-name="T1">shipping_state</text:span></text:p>
          <text:p text:style-name="P1"><text:span text:style-name="T1">shipping_zip_cod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34cm" svg:height="0.806cm" svg:x="9.906cm" svg:y="7.322cm">
          <draw:text-box>
            <text:p><text:span text:style-name="T2">purchase_detail</text:span></text:p>
          </draw:text-box>
        </draw:frame>
        <draw:custom-shape draw:style-name="gr16" draw:text-style-name="P2" draw:layer="layout" svg:width="4.761cm" svg:height="4.32cm" draw:transform="skewX (0.00436332312998582) translate (9.971cm 8.282cm)">
          <text:p text:style-name="P1"><text:span text:style-name="T1"/></text:p>
          <text:p text:style-name="P1"><text:span text:style-name="T1">Id</text:span></text:p>
          <text:p text:style-name="P1"><text:span text:style-name="T1">purchase_id</text:span></text:p>
          <text:p text:style-name="P1"><text:span text:style-name="T1">article_id</text:span></text:p>
          <text:p text:style-name="P1"><text:span text:style-name="T1">article_name</text:span></text:p>
          <text:p text:style-name="P1"><text:span text:style-name="T1">purchased_amount</text:span></text:p>
          <text:p text:style-name="P1"><text:span text:style-name="T1">iva</text:span></text:p>
          <text:p text:style-name="P1"><text:span text:style-name="T1">price</text:span></text:p>
          <text:p text:style-name="P1"><text:span text:style-name="T1">Timestamp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194cm" svg:y1="4.318cm" svg:x2="18.542cm" svg:y2="4.318cm">
          <text:p/>
        </draw:line>
        <draw:line draw:style-name="gr4" draw:text-style-name="P4" draw:layer="layout" svg:x1="18.288cm" svg:y1="9.652cm" svg:x2="14.732cm" svg:y2="9.652cm">
          <text:p/>
        </draw:line>
        <draw:frame draw:style-name="gr5" draw:text-style-name="P5" draw:layer="layout" svg:width="1.016cm" svg:height="0.962cm" svg:x="17.526cm" svg:y="8.436cm">
          <draw:text-box>
            <text:p><text:span text:style-name="T3">1</text:span></text:p>
          </draw:text-box>
        </draw:frame>
        <draw:frame draw:style-name="gr5" draw:text-style-name="P5" draw:layer="layout" svg:width="1.016cm" svg:height="0.962cm" svg:x="14.948cm" svg:y="8.436cm">
          <draw:text-box>
            <text:p><text:span text:style-name="T3">N</text:span></text:p>
          </draw:text-box>
        </draw:frame>
        <draw:frame draw:style-name="gr17" draw:text-style-name="P8" draw:layer="layout" svg:width="20.066cm" svg:height="2.621cm" svg:x="2.032cm" svg:y="12.602cm">
          <draw:text-box>
            <text:p><text:span text:style-name="T4">Un producto puede estar en varias ordenes detalladas, pero el articulo de una orden detallada se corresponde con solo producto.</text:span></text:p>
            <text:p><text:span text:style-name="T4"/></text:p>
            <text:p><text:span text:style-name="T4">Una compra puede tener varios detalles que se corresponden con el numero de productos pero el detalle de todos esos articulos de la orden detallada esta en una solo compra 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8" draw:text-style-name="P2" draw:layer="layout" svg:width="1.525cm" svg:height="3.048cm" draw:transform="skewX (0.00453785605518526) translate (11.373cm 4.832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8cm 5.3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6.864cm)">
          <text:p text:style-name="P1"><text:span text:style-name="T1"/></text:p>
          <text:p text:style-name="P1"><text:span text:style-name="T1"/></text:p>
          <text:p text:style-name="P1"><text:span text:style-name="T1">B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8.13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9.658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6.037cm 11.43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3.048cm" svg:height="0.725cm" svg:x="5.27cm" svg:y="4.107cm">
          <draw:text-box>
            <text:p>articulos</text:p>
          </draw:text-box>
        </draw:frame>
        <draw:custom-shape draw:style-name="gr19" draw:text-style-name="P2" draw:layer="layout" svg:width="1.011cm" svg:height="0.762cm" draw:transform="skewX (0.00523598775598299) translate (11.624cm 5.3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25cm 6.61cm)"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49cm" svg:y1="5.848cm" svg:x2="11.366cm" svg:y2="5.848cm">
          <text:p/>
        </draw:line>
        <draw:line draw:style-name="gr4" draw:text-style-name="P4" draw:layer="layout" svg:x1="7.048cm" svg:y1="10.166cm" svg:x2="11.366cm" svg:y2="7.118cm">
          <text:p/>
        </draw:line>
        <draw:custom-shape draw:style-name="gr18" draw:text-style-name="P2" draw:layer="layout" svg:width="1.525cm" svg:height="3.048cm" draw:transform="skewX (0.00453785605518526) translate (11.365cm 9.15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16cm 9.658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1.617cm 10.928cm)"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049cm" svg:y1="6.102cm" svg:x2="11.351cm" svg:y2="9.912cm">
          <text:p/>
        </draw:line>
        <draw:line draw:style-name="gr4" draw:text-style-name="P4" draw:layer="layout" svg:x1="7.048cm" svg:y1="11.69cm" svg:x2="11.351cm" svg:y2="10.928cm">
          <text:p/>
        </draw:line>
        <draw:custom-shape draw:style-name="gr18" draw:text-style-name="P2" draw:layer="layout" svg:width="1.525cm" svg:height="3.048cm" draw:transform="skewX (0.00453785605518526) translate (17.222cm 5.086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3cm 5.594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4cm 6.864cm)">
          <text:p text:style-name="P1"><text:span text:style-name="T1"/></text:p>
          <text:p text:style-name="P1"><text:span text:style-name="T1"/></text:p>
          <text:p text:style-name="P1"><text:span text:style-name="T1">D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4.064cm" svg:height="1.199cm" svg:x="10.858cm" svg:y="3.816cm">
          <draw:text-box>
            <text:p>Orden detallada</text:p>
          </draw:text-box>
        </draw:frame>
        <draw:frame draw:style-name="gr21" draw:text-style-name="P10" draw:layer="layout" svg:width="4.064cm" svg:height="1.199cm" svg:x="16.446cm" svg:y="3.633cm">
          <draw:text-box>
            <text:p>factura</text:p>
          </draw:text-box>
        </draw:frame>
        <draw:custom-shape draw:style-name="gr18" draw:text-style-name="P2" draw:layer="layout" svg:width="1.525cm" svg:height="3.048cm" draw:transform="skewX (0.00453785605518526) translate (17.222cm 9.404cm)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3cm 9.912cm)">
          <text:p text:style-name="P1"><text:span text:style-name="T1"/></text:p>
          <text:p text:style-name="P1"><text:span text:style-name="T1"/></text:p>
          <text:p text:style-name="P1"><text:span text:style-name="T1">A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11cm" svg:height="0.762cm" draw:transform="skewX (0.00523598775598299) translate (17.474cm 11.182cm)">
          <text:p text:style-name="P1"><text:span text:style-name="T1"/></text:p>
          <text:p text:style-name="P1"><text:span text:style-name="T1"/></text:p>
          <text:p text:style-name="P1"><text:span text:style-name="T1">E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208cm" svg:y1="6.356cm" svg:x2="12.635cm" svg:y2="5.848cm">
          <text:p/>
        </draw:line>
        <draw:line draw:style-name="gr4" draw:text-style-name="P4" draw:layer="layout" svg:x1="17.208cm" svg:y1="10.166cm" svg:x2="12.627cm" svg:y2="10.166cm">
          <text:p/>
        </draw:line>
        <draw:line draw:style-name="gr4" draw:text-style-name="P4" draw:layer="layout" svg:x1="17.208cm" svg:y1="6.61cm" svg:x2="12.898cm" svg:y2="7.118cm">
          <text:p/>
        </draw:line>
        <draw:line draw:style-name="gr4" draw:text-style-name="P4" draw:layer="layout" svg:x1="17.208cm" svg:y1="11.69cm" svg:x2="12.636cm" svg:y2="11.436cm">
          <text:p/>
        </draw:line>
        <draw:frame draw:style-name="gr5" draw:text-style-name="P5" draw:layer="layout" svg:width="1.016cm" svg:height="0.962cm" svg:x="7.302cm" svg:y="4.626cm">
          <draw:text-box>
            <text:p><text:span text:style-name="T3">1</text:span></text:p>
          </draw:text-box>
        </draw:frame>
        <draw:frame draw:style-name="gr14" draw:text-style-name="P5" draw:layer="layout" svg:width="1.016cm" svg:height="1.016cm" svg:x="9.906cm" svg:y="6.102cm">
          <draw:text-box>
            <text:p><text:span text:style-name="T3">N</text:span></text:p>
          </draw:text-box>
        </draw:frame>
        <draw:frame draw:style-name="gr14" draw:text-style-name="P5" draw:layer="layout" svg:width="1.016cm" svg:height="1.016cm" svg:x="13.208cm" svg:y="4.826cm">
          <draw:text-box>
            <text:p><text:span text:style-name="T3">N</text:span></text:p>
          </draw:text-box>
        </draw:frame>
        <draw:frame draw:style-name="gr5" draw:text-style-name="P5" draw:layer="layout" svg:width="1.016cm" svg:height="0.962cm" svg:x="16.002cm" svg:y="4.886cm">
          <draw:text-box>
            <text:p><text:span text:style-name="T3">1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2T10:22:26.498354657</meta:creation-date>
    <dc:date>2020-06-15T09:19:51.930340392</dc:date>
    <meta:editing-duration>P1DT7H38M19S</meta:editing-duration>
    <meta:editing-cycles>59</meta:editing-cycles>
    <meta:generator>LibreOffice/6.0.7.3$Linux_X86_64 LibreOffice_project/00m0$Build-3</meta:generator>
    <meta:document-statistic meta:object-count="110"/>
  </office:meta>
</office:document-meta>
</file>